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5000001F12A5B48B306A8E671.png" manifest:media-type="image/png"/>
  <manifest:file-entry manifest:full-path="Pictures/10000201000002BC000002BC9DC05B85BE517FCE.png" manifest:media-type="image/png"/>
  <manifest:file-entry manifest:full-path="Pictures/10000201000002BC000002BCD65893F4251830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512cm" fo:min-width="2.548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7.755cm"/>
    </style:style>
    <style:style style:name="gr4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382cm" svg:height="8.382cm" svg:x="1.662cm" svg:y="0.125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-0.14cm" svg:y="8.687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3.06cm" svg:y="8.687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6.235cm" svg:y="8.687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.048cm" svg:height="0.762cm" svg:x="2.055cm" svg:y="7.3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0.508cm" svg:x="0.023cm" svg:y="11.814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-0.001cm" svg:y1="8.366cm" svg:x2="68.579cm" svg:y2="8.367cm">
          <text:p/>
        </draw:line>
        <draw:g>
          <draw:frame draw:style-name="gr1" draw:text-style-name="P1" draw:layer="layout" svg:width="8.382cm" svg:height="8.382cm" svg:x="15.262cm" svg:y="0.126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13.46cm" svg:y="8.688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16.66cm" svg:y="8.688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19.835cm" svg:y="8.688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.048cm" svg:height="0.762cm" svg:x="15.655cm" svg:y="7.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0.508cm" svg:x="13.623cm" svg:y="11.81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382cm" svg:height="8.382cm" svg:x="29.262cm" svg:y="0.127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27.46cm" svg:y="8.689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30.66cm" svg:y="8.689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33.835cm" svg:y="8.689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.048cm" svg:height="0.762cm" svg:x="29.655cm" svg:y="7.3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0.508cm" svg:x="27.623cm" svg:y="11.8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382cm" svg:height="8.382cm" svg:x="43.262cm" svg:y="0.128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41.46cm" svg:y="8.69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44.66cm" svg:y="8.69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47.835cm" svg:y="8.69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.048cm" svg:height="0.762cm" svg:x="43.655cm" svg:y="7.3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0.508cm" svg:x="41.623cm" svg:y="11.81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382cm" svg:height="8.382cm" svg:x="57.262cm" svg:y="0.129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55.46cm" svg:y="8.691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58.66cm" svg:y="8.691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61.835cm" svg:y="8.691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.048cm" svg:height="0.762cm" svg:x="57.655cm" svg:y="7.3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0.508cm" svg:x="55.623cm" svg:y="11.818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9.525cm" svg:y1="8.382cm" svg:x2="9.525cm" svg:y2="7.747cm">
          <text:p/>
        </draw:line>
        <draw:line draw:style-name="gr5" draw:text-style-name="P3" draw:layer="layout" svg:x1="23.025cm" svg:y1="8.383cm" svg:x2="23.025cm" svg:y2="7.748cm">
          <text:p/>
        </draw:line>
        <draw:line draw:style-name="gr5" draw:text-style-name="P3" draw:layer="layout" svg:x1="37.125cm" svg:y1="8.384cm" svg:x2="37.125cm" svg:y2="7.749cm">
          <text:p/>
        </draw:line>
        <draw:line draw:style-name="gr5" draw:text-style-name="P3" draw:layer="layout" svg:x1="51.125cm" svg:y1="8.385cm" svg:x2="51.125cm" svg:y2="7.75cm">
          <text:p/>
        </draw:line>
        <draw:line draw:style-name="gr5" draw:text-style-name="P3" draw:layer="layout" svg:x1="65.125cm" svg:y1="8.386cm" svg:x2="65.125cm" svg:y2="7.751cm">
          <text:p/>
        </draw:line>
        <draw:frame draw:style-name="gr6" draw:text-style-name="P4" draw:layer="layout" svg:width="2.037cm" svg:height="2.159cm" svg:x="66.675cm" svg:y="5.715cm">
          <draw:image xlink:href="Pictures/10000201000001D5000001F12A5B48B306A8E67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8.834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3:49:38.486778502</meta:creation-date>
    <dc:date>2021-02-02T14:25:15.934891299</dc:date>
    <meta:editing-duration>PT5M44S</meta:editing-duration>
    <meta:editing-cycles>2</meta:editing-cycles>
    <meta:generator>LibreOffice/6.4.6.2$Linux_X86_64 LibreOffice_project/40$Build-2</meta:generator>
    <meta:document-statistic meta:object-count="42"/>
  </office:meta>
</office:document-meta>
</file>